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Formula-2/content.xml"/>
  <manifest:file-entry manifest:media-type="text/xml" manifest:full-path="Formula-2/settings.xml"/>
  <manifest:file-entry manifest:media-type="application/vnd.oasis.opendocument.formula" manifest:version="1.2" manifest:full-path="Formula-2/"/>
  <manifest:file-entry manifest:media-type="text/xml" manifest:full-path="meta.xml"/>
  <manifest:file-entry manifest:media-type="application/rdf+xml" manifest:full-path="manifest.rdf"/>
  <manifest:file-entry manifest:media-type="application/xml" manifest:full-path="Configurations2/accelerator/current.xml"/>
  <manifest:file-entry manifest:media-type="application/vnd.sun.xml.ui.configuration" manifest:full-path="Configurations2/"/>
  <manifest:file-entry manifest:media-type="text/xml" manifest:full-path="Formula-1/settings.xml"/>
  <manifest:file-entry manifest:media-type="text/xml" manifest:full-path="Formula-1/content.xml"/>
  <manifest:file-entry manifest:media-type="application/vnd.oasis.opendocument.formula" manifest:version="1.2" manifest:full-path="Formula-1/"/>
  <manifest:file-entry manifest:media-type="text/xml" manifest:full-path="styles.xml"/>
  <manifest:file-entry manifest:media-type="text/xml" manifest:full-path="Formula-0/content.xml"/>
  <manifest:file-entry manifest:media-type="text/xml" manifest:full-path="Formula-0/settings.xml"/>
  <manifest:file-entry manifest:media-type="application/vnd.oasis.opendocument.formula" manifest:version="1.2" manifest:full-path="Formula-0/"/>
  <manifest:file-entry manifest:media-type="text/xml" manifest:full-path="settings.xml"/>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justify" style:justify-single-word="false"/>
      <style:text-properties fo:font-size="18pt" fo:font-weight="bold" style:font-size-asian="18pt" style:font-weight-asian="bold" style:font-size-complex="18pt" style:font-weight-complex="bold"/>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Heading_20_4">
      <style:paragraph-properties fo:text-align="justify" style:justify-single-word="false"/>
    </style:style>
    <style:style style:name="P7" style:family="paragraph" style:parent-style-name="First_20_paragraph">
      <style:paragraph-properties fo:text-align="justify" style:justify-single-word="fals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variant="normal" fo:text-transform="none" fo:color="#222222" style:font-name="Arial1" fo:font-size="8.44999980926514pt" fo:letter-spacing="normal" fo:font-style="normal" fo:font-weight="normal"/>
    </style:style>
    <style:style style:name="P10" style:family="paragraph" style:parent-style-name="Text_20_body">
      <style:paragraph-properties fo:text-align="justify" style:justify-single-word="false"/>
      <style:text-properties fo:font-size="10pt" style:font-size-asian="10pt" style:font-size-complex="10pt"/>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cm" fo:margin-right="0cm" style:line-height-at-least="0.367cm" fo:text-align="justify" style:justify-single-word="false" fo:widows="1" fo:text-indent="0cm" style:auto-text-indent="false"/>
    </style:style>
    <style:style style:name="P14" style:family="paragraph" style:parent-style-name="Standard">
      <style:paragraph-properties fo:text-align="justify" style:justify-single-word="false"/>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222222" style:font-name="Arial1" fo:font-size="8.44999980926514pt" fo:letter-spacing="normal" fo:font-style="normal" fo:font-weight="normal"/>
    </style:style>
    <style:style style:name="T6" style:family="text">
      <style:text-properties fo:font-variant="normal" fo:text-transform="none" fo:color="#222222" style:font-name="Arial1" fo:font-size="8.44999980926514pt" fo:letter-spacing="normal" fo:font-style="italic" fo:font-weight="normal"/>
    </style:style>
    <style:style style:name="T7" style:family="text">
      <style:text-properties fo:font-variant="normal" fo:text-transform="none" fo:color="#222222" fo:letter-spacing="normal"/>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ons between Networks and Territories : A Theoretical and Modeling Insight</text:p>
      <text:h text:style-name="P3" text:outline-level="1" text:is-list-header="true"/>
      <text:p text:style-name="P8">Abstract</text:p>
      <text:h text:style-name="P3" text:outline-level="1" text:is-list-header="true"/>
      <text:p text:style-name="P12"/>
      <text:p text:style-name="P10"><text:span text:style-name="T2">Si la question de la priorité de l'oeuf sur la poule ou de la poule sur l'oeuf vous embarrasse, c'est que vous supposez que les animaux ont été originairement ce qu'ils sont à présent.</text:span> - Denis Diderot </text:p>
      <text:p text:style-name="P12"/>
      <text:p text:style-name="P12"/>
      <text:p text:style-name="P12">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text:span text:style-name="T2">co-evolution</text:span> that is a central phenomenon in evolutive dynamics of Complex Adaptive Systems as Holland develops in (Holland, 2012).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P12"/>
      <text:p text:style-name="P12"/>
      <text:p text:style-name="P12"/>
      <text:h text:style-name="P3" text:outline-level="1"><text:soft-page-break/>Territories and Networks</text:h>
      <text:h text:style-name="P4" text:outline-level="2" text:is-list-header="true">1.1 - Territories and Networks : There and Back Again</text:h>
      <text:h text:style-name="P6" text:outline-level="4">Human Territories</text:h>
      <text:p text:style-name="P7">The notion of territory can be taken as a basis to explore the scope of geographical objects we will study. In Ecology, a territory corresponds to a spatial extent occupied by a group of agents or more generally an ecosystem. <text:span text:style-name="T2">Human Territories</text:span> are far more complex in the sense of semiotic representations of these that are a central part in the emergence of societies. For Raffestin in (Raffestin, 1988), the so-called <text:span text:style-name="T2">Human Territoriality</text:span> is the “conjunction of a territorial process with an informational process”, what means that physical occupation and 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unction or disju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2">networks</text:span>. Let see how we can switch from one to the other and how their definition may be indissociable.</text:p>
      <text:h text:style-name="P6" text:outline-level="4">A Territorial Theory of Networks</text:h>
      <text:p text:style-name="P7">We paraphrase in (Dupuy, 1987) when he proposes elements for “a territorial theory of networks” based on the concrete case of Urban Transportation Networks. This theory sees <text:span text:style-name="T2">real networks</text:span> (i.e. concrete networks, including transportation networks) as the materialization of <text:span text:style-name="T2">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text:soft-page-break/>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2">operators</text:span>. This process is not immediate, leading to strong non-stationarity and path-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Duranton, 1999),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brutally spatial networks with few thematic background (Ducruet, 2014).</text:p>
      <text:h text:style-name="P6" text:outline-level="4">Networks shaping territories ?</text:h>
      <text:p text:style-name="P7">However networks are not only a material manifestation of territorial processes, but play their part in these processes as they evolution may shape territories in return. In the case of <text:span text:style-name="T2">technical networks</text:span>, an other designation of real networks given in (Offner &amp; Pumain, 1996),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2">structural effects</text:span> of transportation networks were proposed by planners in the seventies (Bonnafous &amp; Plassard, 1974), (Bonnafous &amp; al., 1974). It took some time for a critical positioning on unreasoned and decontextualized use of these methods by planners and politics generally to technocratically justify transportation projects, that was first done by in (Offner, 1993). Recently the special issue (L'Espace Géographique, 2014) on that debate recalled that on the one hand misconceptions and misuses <text:soft-page-break/>were still greatly present in operational and planning milieus as (Crozet &amp; Dumont, 2011) confirmed, and on the other hand that a lot of scientific progresses still need to be made to understand relations between networks and territories as highlights that recent works gave evidence of systematic effects on very long time scales (as e.g. the work of Bretagnolle (op. cit.)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text:h text:style-name="P6" text:outline-level="4">Territorial Systems</text:h>
      <text:p text:style-name="P7">This detour from territories, to networks and back again, allows us to give a preliminary definition of a territorial system that will be the basis of our following theoretical considerations. As we emphasized the role of networks, the definition takes it into account.</text:p>
      <text:p text:style-name="P12"><text:span text:style-name="T4">Preliminary</text:span><text:span text:style-name="T4"> </text:span><text:span text:style-name="T4">Definition.</text:span> <text:span text:style-name="T2">A</text:span><text:span text:style-name="T2"> </text:span><text:span text:style-name="T2">territorial</text:span><text:span text:style-name="T2"> </text:span><text:span text:style-name="T2">system</text:span><text:span text:style-name="T2"> </text:span><text:span text:style-name="T2">is</text:span><text:span text:style-name="T2"> </text:span><text:span text:style-name="T2">a</text:span><text:span text:style-name="T2"> </text:span><text:span text:style-name="T2">human</text:span><text:span text:style-name="T2"> </text:span><text:span text:style-name="T2">territory</text:span><text:span text:style-name="T2"> </text:span><text:span text:style-name="T2">to</text:span><text:span text:style-name="T2"> </text:span><text:span text:style-name="T2">which</text:span><text:span text:style-name="T2"> </text:span><text:span text:style-name="T2">both</text:span><text:span text:style-name="T2"> </text:span><text:span text:style-name="T2">interaction</text:span><text:span text:style-name="T2"> </text:span><text:span text:style-name="T2">and</text:span><text:span text:style-name="T2"> </text:span><text:span text:style-name="T2">real</text:span><text:span text:style-name="T2"> </text:span><text:span text:style-name="T2">networks</text:span><text:span text:style-name="T2"> </text:span><text:span text:style-name="T2">can</text:span><text:span text:style-name="T2"> </text:span><text:span text:style-name="T2">be</text:span><text:span text:style-name="T2"> </text:span><text:span text:style-name="T2">associated.</text:span><text:span text:style-name="T2"> </text:span><text:span text:style-name="T2">Real</text:span><text:span text:style-name="T2"> </text:span><text:span text:style-name="T2">networks</text:span><text:span text:style-name="T2"> </text:span><text:span text:style-name="T2">are</text:span><text:span text:style-name="T2"> </text:span><text:span text:style-name="T2">a</text:span><text:span text:style-name="T2"> </text:span><text:span text:style-name="T2">component</text:span><text:span text:style-name="T2"> </text:span><text:span text:style-name="T2">of</text:span><text:span text:style-name="T2"> </text:span><text:span text:style-name="T2">the</text:span><text:span text:style-name="T2"> </text:span><text:span text:style-name="T2">system,</text:span><text:span text:style-name="T2"> </text:span><text:span text:style-name="T2">involved</text:span><text:span text:style-name="T2"> </text:span><text:span text:style-name="T2">in</text:span><text:span text:style-name="T2"> </text:span><text:span text:style-name="T2">evolution</text:span><text:span text:style-name="T2"> </text:span><text:span text:style-name="T2">processes,</text:span><text:span text:style-name="T2"> </text:span><text:span text:style-name="T2">through</text:span><text:span text:style-name="T2"> </text:span><text:span text:style-name="T2">multiples</text:span><text:span text:style-name="T2"> </text:span><text:span text:style-name="T2">feedbacks</text:span><text:span text:style-name="T2"> </text:span><text:span text:style-name="T2">with</text:span><text:span text:style-name="T2"> </text:span><text:span text:style-name="T2">other</text:span><text:span text:style-name="T2"> </text:span><text:span text:style-name="T2">components</text:span><text:span text:style-name="T2"> </text:span><text:span text:style-name="T2">at</text:span><text:span text:style-name="T2"> </text:span><text:span text:style-name="T2">various</text:span><text:span text:style-name="T2"> </text:span><text:span text:style-name="T2">spatial</text:span><text:span text:style-name="T2"> </text:span><text:span text:style-name="T2">and</text:span><text:span text:style-name="T2"> </text:span><text:span text:style-name="T2">temporal</text:span><text:span text:style-name="T2"> </text:span><text:span text:style-name="T2">scales.</text:span></text:p>
      <text:p text:style-name="P12">This reading of territorial systems is conditional to the existence of networks and may discard some human territories, but it is a deliberate choice that we justify by previous considerations, and that drives our subject towards the study of interactions between networks and territories.</text:p>
      <text:h text:style-name="P4" text:outline-level="2">1.2 - Transportation Networks</text:h>
      <text:h text:style-name="P6" text:outline-level="4">The particularity of transportation networks</text:h>
      <text:p text:style-name="P7">Already evoked in relation to the question of structural effects of networks, transportation networks play a determining role in the evolution of territories. Although other types of networks are also strongly involved in the evolution of territorial systems (see e.g. the discussions of impacts of communication networks on economic activities), transportation networks shape many other networks (logistics, commercial exchanges, social concrete interactions to give a few) and are prominent in territorial evolution patterns, especially in our recent societies that has become dependent of transportation networks . The development of French High Speed Rail network is a good illustration of the impact of transportation networks on territorial development policies. Presented as a new era of railway transportation, a top-down planning of totally novel lines was introduced as central for developments . The lack of integration of these new networks with existing ones and with local territories is now observed as a structural weakness and <text:soft-page-break/>negative impacts on some territories have been shown . A review done in  confirms that no general conclusions on local effects of High Speed lines connection can be drawn although it keeps a strong place in imaginaries. These are examples of how transportation networks have both direct and indirect impacts on territorial dynamics. Integrated planning, in the sense of a joint planning of transportation infrastructures and urban development, considers the network as a determining component of the territorial system. Parisian <text:span text:style-name="T2">Villes</text:span><text:span text:style-name="T2"> </text:span><text:span text:style-name="T2">Nouvelles</text:span> are such a case, that witnesses of the complexity of such planning actions that generally do not lead to the desired effect . Recent projects as  have try to implement similar ideas but we have now not enough temporal scope to judge their success in effectively producing an integrated territory. Transportation networks are anyway at the center of these approaches of urban territories. We will focus in our work on transportation networks for the various reasons given here.</text:p>
      <text:h text:style-name="P6" text:outline-level="4">Deconstructing Accessibility</text:h>
      <text:p text:style-name="P7">The notion of accessibility comes rapidly when considering transportation networks. Based on the possibility to access a place through a transportation network (including transportation speed, difficulty of travel), it is generally described as a potential of spatial interaction<text:note text:id="ftn2" text:note-class="footnote"><text:note-citation>2</text:note-citation><text:note-body><text:p text:style-name="Footnote">and often generalized as <text:span text:style-name="T2">functional</text:span><text:span text:style-name="T2"> </text:span><text:span text:style-name="T2">accessibility</text:span>, for example employments accessible for actives at a location. Spatial interaction potentials ruling gravity law can also been understood this way.</text:p></text:note-body></text:note> . This object is often used as a planning tool or as an explicative variable of agents localisation for example. We must warn here on the potential dangers of its unconditional use. More precisely, it may be a construction that misses a consistent part of territorial dynamics. The mystification of the notion of <text:span text:style-name="T2">mobility</text:span> was shown by in , which proved than most of debates on modeling mobility and corresponding notions were mostly made-of by transportation administrators of <text:span text:style-name="T2">Corps</text:span><text:span text:style-name="T2"> </text:span><text:span text:style-name="T2">des</text:span><text:span text:style-name="T2"> </text:span><text:span text:style-name="T2">Ponts</text:span> who roughly imported ideas from the United States without adaptation and reflexion fit to the totally different French context. Accessibility may be such a social construct and have no theoretical root since it is mostly a modeling and planning tool. Recent debates on the planification of <text:span text:style-name="T2">Grand</text:span><text:span text:style-name="T2"> </text:span><text:span text:style-name="T2">Paris</text:span><text:span text:style-name="T2"> </text:span><text:span text:style-name="T2">Express</text:span> , a totally novel metropolitan transportation infrastructure planned to be built in the next twenty years, have revealed the opposition between a vision of accessibility as a right for disadvantaged territories against accessibility as a driver of economic development for already dynamic areas, both being difficultly compatible since corresponding to very different transportation corridors. Such operational issues confirm the complexity of the role of transportation networks in the dynamics of territorial systems, and we shall give in our work elements of response to a definition of accessibility that would integrate intrinsic territorial dynamics.</text:p>
      <text:h text:style-name="P6" text:outline-level="4">Scales and Hierarchies</text:h>
      <text:p text:style-name="P7">An incontournable aspect of transportation networks that we will need to take into account in further developments is hierarchy. Transportation networks are by essence hierarchical, depending on scales they are embedded in. showed empirical scaling properties for public transportation networks for a consequent number of metropolitan areas across the world, and scaling laws reveal the presence of hierarchy within a system, as for size hierarchy for system of cities expressed by Zipf’s law  or other urban scaling laws. Transportation network topology has been shown to exhibit such scaling also for the distribution of its local measures such as centrality . Hierarchy seems to play a particular role on interaction processes, as   highlighted an <text:soft-page-break/>increasing correlation between urban hierarchy and network hierarchy for French railway network, marker of positive feedbacks between urban rank and network centralities. Different regimes in space and times were identified : for French railway network evolution e.g., a first phase of adaptation of the network to the existing urban configuration was followed by a phase of co-evolution i.e. in the sense that causal relations become difficult to identify. Railway evolution in the United States followed a different pattern, without hierarchical diffusion, shaping locally urban growth. It emphasizes the presence of path-dependance for trajectories of urban systems : the presence in France of a previous city system and network (postal roads) strongly shaped railway development, whereas its absence in the US lead to completely different dynamics. An open question is if generic processes underlie both evolutions, each being different realizations with different initial conditions and different meta-parameters (different <text:span text:style-name="T2">regimes</text:span> in the sense of settlement systems transitions introduced in the current ANR Research project TransMonDyn, as a transition can be understood as a change of stationarity for meta-parameters of a general dynamic). In terms of dynamical systems formulation, it is equivalent to ask if dynamics of attractors (long time scale components) obey similar equations as the position and nature of attractors for a stochastic dynamical system give its current regime, in particular if it is in a divergent state (positive local Liapounov exponent) or is converging towards stable mechanisms . To answer this question together with a disentangling of co-evolution processes for that regime, proposes modeling as a constructive element of answer. We will see in next section how modeling can bring knowledge about territorial processes.</text:p>
      <text:h text:style-name="P6" text:outline-level="4">Interactions between transportation networks and territory</text:h>
      <text:p text:style-name="P7">At this state of progress, we have naturally identified a research subject that seems to take a significant place in the complexity of territorial systems, that is the study of interactions between transportation networks and territories. In the frame of our preliminary definition of a territorial system, this question can be reformulated as the study of networked territorial systems with an emphasize on the role of transportation networks in system evolution processes.</text:p>
      <text:h text:style-name="P3" text:outline-level="1">Modeling Interactions</text:h>
      <text:h text:style-name="P4" text:outline-level="2">Modeling in Quantitative Geography</text:h>
      <text:p text:style-name="P7">Modeling in Theoretical and Quantitative Geography (TQG), and more generally in Social Science, has a long history on which we can not go further than a general context. does in  an analysis of the spatio-temporal development of French speaking TQG movement and underlines the emergence of the discipline as the combination between quantitative analysis (e.g. spatial analysis or modeling and simulation practices) and theoretical constructions, an integration of both allowing the construction of theories from empirical facts that yield theoretical hypothesis to be tested on empirical data. These approach were born under the influence of the <text:span text:style-name="T2">new</text:span><text:span text:style-name="T2"> </text:span><text:span text:style-name="T2">geography</text:span> in Anglo-saxon countries and Sweden. A broad history of the genesis of models of simulation in geography is done by in  with a particular emphasis on the notion of validation of models. The use of computation for simulation of models is anterior to the introduction of paradigms of complexity, coming back to and , pioneers of spatial economic models inspired by Cybernetics. With the increase of computational possibilities epistemological transformations <text:soft-page-break/>have also occurred, with the apparition of explicative models as experimental tools. compares the dynamism of seventies when computation centers were opened to geographers to the democratization of High Performance Computing (transparent grid computing, see for an exemple of the possibilities offered in terms of model validation and calibration, decreasing the computational time from 30 years to one week), that is also accompanied by an evolution of modeling practices  and techniques . Modeling (in particular computational models of simulation) is seen by many as a fundamental building brick of knowledge : recalls the combination of empirical, conceptual (theoretical) and modeling domains with constructive feedbacks between each. A model can be an exploration tool to test assumptions, an empirical tool to validate a theory against datasets, an explicative tool to reveal causalities (and thus internal processes of a system), a constructive tool to iteratively build a theory with an iterative construction of an associated model. These are example among others : proposes in  a refined classifications of diverse functions of a model. We will consider modeling as a fundamental instrument of knowledge on processes within complex adaptive systems, as already evoked, and restraining again our question, will focus on <text:span text:style-name="T2">models</text:span><text:span text:style-name="T2"> </text:span><text:span text:style-name="T2">involving</text:span><text:span text:style-name="T2"> </text:span><text:span text:style-name="T2">interactions</text:span><text:span text:style-name="T2"> </text:span><text:span text:style-name="T2">between</text:span><text:span text:style-name="T2"> </text:span><text:span text:style-name="T2">transportation</text:span><text:span text:style-name="T2"> </text:span><text:span text:style-name="T2">networks</text:span><text:span text:style-name="T2"> </text:span><text:span text:style-name="T2">and</text:span><text:span text:style-name="T2"> </text:span><text:span text:style-name="T2">territories</text:span>.</text:p>
      <text:h text:style-name="P4" text:outline-level="2">Modeling Territories and Networks</text:h>
      <text:p text:style-name="P7">Concerning our precise question of interactions between transportation networks and territories, we propose an overview of existing approaches. Following (Bretagnolle, 2009), the “<text:span text:style-name="T2">thoughts of specialists in planning aimed to give definitions of city systems, since 1830, are closely linked to the historical transformations of communication networks</text:span>”. It implies that ontologies and corresponding models addressed by geographers and planners are closely linked to their current historical preoccupations, thus necessarily limited in scope and purpose. In a perspectivist vision of science (Giere, 2010) such boundaries are the essence of the scientific enterprise, and as we will argue in next section their combination and coupling in the case of models is a source of knowledge.</text:p>
      <text:h text:style-name="P5" text:outline-level="3">Land-Use Transportation Interaction Models</text:h>
      <text:p text:style-name="P7">A subsequent bunch of literature in modeling interaction between networks and territories can be found in the field of planning, with the so-called <text:span text:style-name="T2">Land-use</text:span><text:span text:style-name="T2"> </text:span><text:span text:style-name="T2">Transportation</text:span><text:span text:style-name="T2"> </text:span><text:span text:style-name="T2">Interaction</text:span><text:span text:style-name="T2"> </text:span><text:span text:style-name="T2">Models</text:span>. These works are difficult to be precisely bounded as they may be influenced by various disciplines. For example, from the point of view of Urban Economics, propositions for synthesizing models have existed for a relatively long term . The variety of possible models has lead to operational comparisons . More recently, the respective advantages of static and dynamic modeling was investigated in . Generally these type of models operate at relatively small temporal and spatial scales. reviewed state of the art in empirical and modeling studies on interactions between land-use and transportation. It is positioned in economic, planning and sociological theoretical contexts, and is relatively far from our geographical approach aiming to understand long-time processes. Seventeen models are compared and classified, none of which implements actually network endogenous evolution on the relatively small time scales of simulation. A complementary review done in broadens the scope with inclusion of more general classes of models, such as spatial interaction models (including traffic assignment and four steps <text:soft-page-break/>models), operational research planning models (optimal localisations), micro-based random utility models, and urban market models. These techniques operate also at small scales and consider at most land-use evolution. covers a similar scope with a further emphasis on cellular automata models of land-use change and agent-based models. These type of models are still largely developed and used today, as for example which is used for Parisian metropolitan region. The short-term range of application and their operational character makes them useful for planning, what is far from our preoccupation to obtain explicative models for geographical processes.</text:p>
      <text:h text:style-name="P5" text:outline-level="3">Network Growth</text:h>
      <text:p text:style-name="P7">Network growth can be used to design modeling entreprises that aim to endogenously explain growth of transportation networks, generally from a bottom-up point of view, i.e. by exhibiting local rules that would allow to reproduce network growth over long time scales (generally the road network). Economists have proposed such models : reviews transportation economics literature on network growth within an endogenous growth theory , recalling the three main features studied by economists on that subject that are road pricing, infrastructure investment and ownership regime, and describes an analytical model combining the three. develops a broad review on network growth modeling extending to other fields : transportation geography early developed empirical-based models but which did concentrate on topology reproduction rather than on mechanisms according to  ; statistical models on case studies provide mitigated conclusions on causal relations between offer and demand ; economists have studied infrastructure provision from both microscopic and macroscopic point of views, generally non-spatial ; network science has provided toy-models of network growth based on structural and topological rules rather on mechanism-based rules. An other approach not mentioned that we will develop further is biologically inspired network design. We first give some example of economic-based and geometrical-based network growth modeling attempts. shows through a reinforcement economic model including investment rule based on traffic assignment that local rules are enough to make hierarchy of roads emerge for a fixed land-use. A very similar model in  with simpler cost-benefits obtains the same conclusion. Whereas these models based on processes focus on reproducing macroscopic patterns of networks (typically scaling), geometrical optimization models aim to ressemble topologically real networks. proposes a model based on local energy optimization but it stays very abstract and unvalidated. The morphogenesis model given in  based on local potential and connectivity rules, even if not calibrated, seems to reproduce more reasonably real street patterns. Very close work is done in . Other tentatives are closer to procedural modeling  and therefore not of interest in our purpose as they can difficultly be used as explicative models. Finally, an interesting and original approach to network growth are biological networks. These belong to the field of morphogenetic engineering pioneered by that aim to design artificial complex system inspired from natural complex systems and in which a control of emerging properties is possible . <text:span text:style-name="T2">Physarum</text:span><text:span text:style-name="T2"> </text:span><text:span text:style-name="T2">Machines</text:span>, that are models of a self-organized mould (slime mould) have been shown to provide efficient bottom-up solution to computationally heavy problems such as routing problems  or NP-complete navigation problems such as the Travelling Salesman Problem . It has been shown to produce networks with Pareto-efficient cost-robustness properties , relatively close in shape to real networks (under certain conditions, see ). This type of models can be of interest for us since auto-reinforcement <text:soft-page-break/>mechanisms based on flows are analog to mechanisms of link reinforcement in transportation economics.</text:p>
      <text:h text:style-name="P5" text:outline-level="3">Hybrid Modeling</text:h>
      <text:p text:style-name="P7">Models of simulation implementing a coupled dynamic between urban growth and transportation network growth are relatively rare, and always rather poor from a theoretical and thematic point of view. A generalization of the geometrical local optimization model described before was developed in . As for the road growth model of which it is an extension, no thematic nor theoretical justification of local mechanisms is provided, and the model is furthermore not explored and no geographical knowledge can be drawn from it. adopts a more interesting economic approach, similar to a four step model (gravity-based origin-destination flows generation, stochastic user equilibrium traffic assignment) including travel cost and congestion, coupled with a road investment module simulating toll revenues for constructing agents, and a land-use evolution module updating actives and employments through discrete choice modeling. The experiments showed that co-evolving network and land uses lead to positive feedbacks reinforcing hierarchy, but are far from satisfying for two reasons : first network topology does not really evolve as only capacities and flows change within the network, what means that more complex mechanisms on longer time scales are not taken into account, and secondly the conclusions are very limited as model behavior is not known since sensitivity analysis is done on few one-dimensional spaces : exhaustive mechanisms stay thus unrevealed as only particular cases are described in the sensitivity analysis. From an other point of view, is also presented as a model of co-evolution, but corresponds more to coupled statistical analysis as it relies on a Markov-chain predictive model. gives a model in which coupling between land-use and network growth is done in a weak paradigm, land-use and accessibility having no feedback on network topology evolution. describes a co-evolution model at a very small scale (scale of the building), in which evolution of both network and buildings are ruled by a same agent (influenced differently by network topology and population density) what implies a too strong simplification of underlying processes. Finally, a simple hybrid model explored and applied to a toy planning example in , relies on urban activities accessibility mechanisms for settlement growth with a network adapting to urban shape. The rules for network growth are too simple to capture processes we are interested in, but the model produces at a small scale a broad range of urban shapes reproducing typical patterns of human settlements.</text:p>
      <text:h text:style-name="P5" text:outline-level="3">Urban Systems Modeling</text:h>
      <text:p text:style-name="P7">An approach closer to our current questioning is the one of integrated modeling of system of cities. In the continuity of Simpop models for city systems modeling, described in  the SimpopNet model which aim was precisely to integrate co-evolution processes in system of cities on long time scales, typically rules for hierarchical network development as a function of cities dynamics coupled with city dynamics depending on network topology. Unfortunately the model was not explored nor further studied, and furthermore stayed at a toy-level. proposed transportation network endogenous growth as the last building bricks of her Marius productions but it stayed at a conceptual construction stage. We shall position more in that stream of research in this thesis.</text:p>
      <text:h text:style-name="Heading_20_2" text:outline-level="2"><text:soft-page-break/>Research Question</text:h>
      <text:p text:style-name="P7">To close this thematic touring introducing chapter, we can state a general research question that frames our further theoretical constructions and first modeling attempts. It is roughly the same as the problematic given at the end of previous section, but adding the insight of modeling as the approach to understand these complex systems.</text:p>
      <text:p text:style-name="P12"><text:span text:style-name="T4">General</text:span><text:span text:style-name="T4"> </text:span><text:span text:style-name="T4">research</text:span><text:span text:style-name="T4"> </text:span><text:span text:style-name="T4">Question.</text:span> <text:span text:style-name="T2">To</text:span><text:span text:style-name="T2"> </text:span><text:span text:style-name="T2">what</text:span><text:span text:style-name="T2"> </text:span><text:span text:style-name="T2">extent</text:span><text:span text:style-name="T2"> </text:span><text:span text:style-name="T2">a</text:span><text:span text:style-name="T2"> </text:span><text:span text:style-name="T2">modeling</text:span><text:span text:style-name="T2"> </text:span><text:span text:style-name="T2">approach</text:span><text:span text:style-name="T2"> </text:span><text:span text:style-name="T2">to</text:span><text:span text:style-name="T2"> </text:span><text:span text:style-name="T2">territorial</text:span><text:span text:style-name="T2"> </text:span><text:span text:style-name="T2">systems</text:span><text:span text:style-name="T2"> </text:span><text:span text:style-name="T2">as</text:span><text:span text:style-name="T2"> </text:span><text:span text:style-name="T2">networked</text:span><text:span text:style-name="T2"> </text:span><text:span text:style-name="T2">human</text:span><text:span text:style-name="T2"> </text:span><text:span text:style-name="T2">territories</text:span><text:span text:style-name="T2"> </text:span><text:span text:style-name="T2">can</text:span><text:span text:style-name="T2"> </text:span><text:span text:style-name="T2">help</text:span><text:span text:style-name="T2"> </text:span><text:span text:style-name="T2">disentangling</text:span><text:span text:style-name="T2"> </text:span><text:span text:style-name="T2">complexly</text:span><text:span text:style-name="T2"> </text:span><text:span text:style-name="T2">involved</text:span><text:span text:style-name="T2"> </text:span><text:span text:style-name="T2">processes</text:span><text:span text:style-name="T2"> </text:span><text:span text:style-name="T2">?</text:span></text:p>
      <text:p text:style-name="P12">This question will be refined by theoretical developments in the next chapter and experiments in the followings.</text:p>
      <text:p text:style-name="P12">Theory is a key element of any scientific construction, especially in Human Sciences in which object definition and questioning are more open but also determining for research directions. We develop in this chapter a self-consistent theoretical background. It naturally emerges from thematic considerations of previous chapter, empirical explorations done in chapter [ch:empirical] and modeling experiments conducted in chapter [ch:modeling], as a linear structure of knowledge is not appropriate to translate the type of scientific entreprise we are conducting, typically in the spirit of in  for which the simultaneous conjonction of empirical, conceptual and modeling domains is necessary for the emergence of knowledge. This theoretical construction is however presented to be understood independently, and is used as a structuring skeleton for the rest of the thesis.</text:p>
      <text:p text:style-name="P12">We propose first to construct the <text:span text:style-name="T2">geographical</text:span><text:span text:style-name="T2"> </text:span><text:span text:style-name="T2">theory</text:span> that will pose the studied objects and their meaning in the real world (their ontology), with their interrelations. This yields precise assumptions that will be sought to be confirmed or proven false in the following. Staying at a thematic level appears however to be not enough to obtain general guidelines on the type of methodologies and the approaches to use. More precisely, even if some theories imply an more natural use of some tools<text:note text:id="ftn3" text:note-class="footnote"><text:note-citation>3</text:note-citation><text:note-body><text:p text:style-name="Footnote">to give a rough example, a theory emphasizing the complexity of relations between agents in a system will conduct generally to use agent-based modeling and simulation tools, whereas a theory based on macroscopic equilibrium will favorise the use of exact mathematical derivations.</text:p></text:note-body></text:note>, at the subtler level of contextualization in the sense of the approach taken to implement the theory (as models or empirical analysis), the freedom of choice may mislead into unappropriated techniques or questionings (see on the example of incautious use of big data and computation). We develop therefore in a second section a theoretical framework at a meta-level, aiming to give a vision and framing for modeling socio-technical systems.</text:p>
      <text:h text:style-name="P3" text:outline-level="1">Theoretical Framework Construction</text:h>
      <text:h text:style-name="P4" text:outline-level="2">Foundation</text:h>
      <text:h text:style-name="P5" text:outline-level="3">Networked Human Territories</text:h>
      <text:p text:style-name="P7">Our first pillar has already been constructed before in the thematic exploration of the research subject. We rely on the notion of <text:span text:style-name="T2">Human</text:span><text:span text:style-name="T2"> </text:span><text:span text:style-name="T2">Territory</text:span> elaborated by as the basis for a definition of <text:soft-page-break/>territorial systems. It permits to capture complex human geographical systems in their concrete and abstract characteristics and representation. For example, a metropolitan territorial system can be apprehended simply by the functional extent of daily commuting, or by the perceived or lived space of different populations, the choice depending on the precise question asked. Note that this approach to territory is a position and that other (possibly compatible) entries could be taken . The concrete of this pillar in reinforced by the territorial theory of networks of , yielding the notion of networked human territory, as a human territory in which a set of potential transactional networks have been realized, which is in accordance with vision of the territory as networked places . We make therein the assumption that real networks are necessary elements of territorial systems.</text:p>
      <text:h text:style-name="P5" text:outline-level="3">Evolutive Urban Theory</text:h>
      <text:p text:style-name="P7">The second pillar of our theoretical construction is the Evolutive Urban Theory of , closely linked to the complexity approach we take. This theory was first introduced in  which argues for a dynamical vision of city systems, in which self-organization is key. Cities are interdependent evolutive spatial entities whose interrelations produces the macroscopic behavior at the scale of city system. The city system is also designed as a network of city what emphasizes its view as a complex system. Each city is itself a complex system in the spirit of , the multi-scale aspect being essential in this theory, since microscopic agents convey system evolution through complex feedbacks between scales. The positioning within Complex System Sciences was later confirmed . It was shown that this theory provide an interpretation for the origin of pervasive scaling laws, resulting from the diffusion of innovation cycles between cities . The aspect of resilience of system of cities, induced by the adaptive character of these complex systems, implies that cities are drivers and adapters of social change . Finally, path dependance yield non-ergodicity within these systems, making “universal” interpretations of scaling laws developed by physicists incompatible with evolutive urban theory . We will interpret territorial systems following that idea of complex adaptive systems.</text:p>
      <text:h text:style-name="P5" text:outline-level="3">Urban Morphogenesis</text:h>
      <text:p text:style-name="P7">The idea of morphogenesis was introduced by in  when trying to isolate simple chemical rules that could lead to the emergence of the embryo and its form. The morphogenesis of a system consists in self-consistent evolution rules that produce the emergence of its successives states, i.e. the precise definition of self-organization. Progresses towards the understanding of embryo morphogenesis (in particular the isolation of processes producing the differentiation of cells from an unique cell) has been made only recently with the use of Complexity Approaches in integrative biology . In the case of urban systems, the idea of urban morphogenesis, i.e. of self-consistent mechanisms that would produce the urban form, is more used in the field of architecture and urban design  (as generative grammar “Pattern Language” e.g.), in relation with theories of Urban Form . This idea can be pushed into very small scales such as the building  but we will use it more at a mesoscopic scale, in terms of land-use changes within an intermediate scale territorial system, in the same ontologies as Urban morphogenesis modeling literature (for example describes a model of urban morphogenesis with qualitative differentiation, whereas give a model of urban growth based on a mono-centric population distribution perturbed with <text:soft-page-break/>correlated noises). The notion of morphogenesis will be important in our theory in link with modularity and scale. Modularity of a complex system consists in its decomposition into relatively independent sub-modules, and modular decomposition of a system can be seen as a way to disentangle non-intrinsic correlations  (think of a block diagonalisation of a first order dynamical system). The isolation of a subsystem yields a corresponding characteristic scale. Isolating possible morphogenesis processes imply a controlled isolation (controlled boundary conditions e.g.) of the considered system, corresponding to a modularity level and thus a scale. When self-consistent processes are not enough to explain the evolution of the system (with reasonable action on boundary conditions), a change of scale is necessary, caused by an underlying phase transition in modularity. The example of metropolitan growth is a good example : complexity of interactions within the metropolitan region will grow with size and diversity of functions leading to a change in scale necessary to understand processes. The emergence of an international airport will strongly influence local development, what corresponds to the significant integration within a larger system. The characteristic scales and processes for which these change occur will be precise questions to be investigated through modeling. It is interesting to remark that a territorial subsystem in which morphogenesis has a sense can be seen as an <text:span text:style-name="T2">autopoietic</text:span><text:span text:style-name="T2"> </text:span><text:span text:style-name="T2">system</text:span> in the extended sense of in , as a network of auto-reproducing processes<text:note text:id="ftn4" text:note-class="footnote"><text:note-citation>4</text:note-citation><text:note-body><text:p text:style-name="Footnote">which are however not cognitive, making this auto-organized systems fortunately not alive in the sense of autopoietic and cognitive systems</text:p></text:note-body></text:note> regulating their boundary conditions, what emphasizes boundaries on which we will last insist.</text:p>
      <text:h text:style-name="P5" text:outline-level="3">Co-evolution</text:h>
      <text:p text:style-name="P7">Our last pillar is a clarification of the notion of <text:span text:style-name="T2">co-evolution</text:span>, on which shed light through an approach of complex adaptive systems by a theory of CAS as signal processing agents operating thanks to their boundaries . In this theory, complex adaptive systems form aggregates at diverse hierarchical levels, that correspond to different level of self-organization, and boundaries are vertically and horizontally intricate in a complex way. That approach introduces the notion of <text:span text:style-name="T2">niche</text:span> as a relatively independent subsystem in which ressources circulate (the same way as network communities) : numerous illustrations are given such as economical niches or ecological niches. Agents within a niche are said to be <text:span text:style-name="T2">co-evolving</text:span>. Co-evolution thus means strong interdependences (implying circular causal processes) and a certain independence regarding the exterior of the niche. The notion is naturally flexible as it will depend on ontologies, resolution, thresholds etc. considered to define the system. This concept is easily transmissible to the evolutive urban theory and converges with the notion of co-evolution described by : co-evolving agents in a system of cities consist in a niche with its flows, signals and boundaries and thus co-evolving entities in the sense of . This notion will be important for us in the definition of territorial subsystems and their coupling.</text:p>
      <text:h text:style-name="P4" text:outline-level="2"><text:soft-page-break/>Synthesis : an theory of co-evolutive networked territorial systems</text:h>
      <text:p text:style-name="P7">We synthesize our pillars as a short self-consistent geographical theory of territorial systems in which networks play a central role in the co-evolution of components of the system. See the foundation subsection for definitions and references. The formulation is intended to be minimalistic.</text:p>
      <text:p text:style-name="P12"><text:span text:style-name="T4">Definition : </text:span><text:span text:style-name="T3">Territorial System</text:span><text:span text:style-name="T4">.</text:span> </text:p>
      <text:p text:style-name="P11">A territorial system is a set of networked human territories, i.e. human territories in and between which real networks exist.</text:p>
      <text:p text:style-name="P12">At this step complexity and dynamical evolutive characters of territorial systems are implied but not an explicit part of the theory. We will assume to simplify a discrete definition of temporal, spatial and ontological scales under modularity and local stationarity assumptions.</text:p>
      <text:p text:style-name="P12"><text:span text:style-name="T4">-</text:span><text:span text:style-name="T4"> </text:span><text:span text:style-name="T4">Discrete</text:span><text:span text:style-name="T4"> </text:span><text:span text:style-name="T4">scales.</text:span> Assuming a discrete modular decomposition of a territorial system, the existence of a discrete set <draw:frame draw:style-name="fr1" draw:name="1" text:anchor-type="as-char" svg:width="1.385cm" svg:height="0.54cm" draw:z-index="0"><draw:object xlink:href="./Formula-0" xlink:type="simple" xlink:show="embed" xlink:actuate="onLoad"/><draw:image xlink:href="./ObjectReplacements/Formula-0" xlink:type="simple" xlink:show="embed" xlink:actuate="onLoad"/></draw:frame> of temporal and functional scales for the territorial system is equivalent to the local temporal stationarity of a random dynamical system specification of the system.</text:p>
      <text:p text:style-name="P12"><text:span text:style-name="T4">(Sketch of).</text:span> We underlie that any territorial system can be represented by random variables, what is equivalent to have well defined objects and states and use the Transfer Theorem on events of successive states. If <draw:frame draw:style-name="fr1" draw:name="2" text:anchor-type="as-char" svg:width="1.808cm" svg:height="0.54cm" draw:z-index="1"><draw:object xlink:href="./Formula-1" xlink:type="simple" xlink:show="embed" xlink:actuate="onLoad"/><draw:image xlink:href="./ObjectReplacements/Formula-1" xlink:type="simple" xlink:show="embed" xlink:actuate="onLoad"/></draw:frame> is the modular decomposition, we have necessarily quasi-independence of components in the sense that Cov[dX_j,dX_j'] ~ 0 at any time. General stationarity transitions induce modular transitions that are kept or not depending if they correspond to an effective transition within the subsystem, what provide temporal scales as characteristic times of sub-dynamics. Functional scales are the corresponding extent in the state space.</text:p>
      <text:p text:style-name="P12">This proposition induce a discrete representation of system dynamics in time. Note that even in the case of no modular representation, the system as a whole will verify the property. This definition of scales allows to explicitly introduce feedback loops and thus emergence and complexity, making our theory compatible with the evolutive urban theory.</text:p>
      <text:p text:style-name="P12"><text:span text:style-name="T4">-</text:span><text:span text:style-name="T4"> </text:span><text:span text:style-name="T4">Scales</text:span><text:span text:style-name="T4"> </text:span><text:span text:style-name="T4">and</text:span><text:span text:style-name="T4"> </text:span><text:span text:style-name="T4">Subsystems</text:span><text:span text:style-name="T4"> </text:span><text:span text:style-name="T4">intrication.</text:span><text:span text:style-name="T4"> </text:span>Complex networks of feedbacks exist both between and inside scales, what impose the existence of weak emergence . Furthermore a horizontal and vertical hierarchical imbrication of boundaries is not the rule.</text:p>
      <text:p text:style-name="P12">Within these complex subsystems intrications we can isolate co-evolving components using morphogenesis. The following proposition is a consequence of the equivalence between the independence of a niche and its morphogenesis. Morphogenesis provides the modular decomposition (local stationarity assumed) needed for the existence of scale, giving minimal vertically (scale) and horizontally (space) independent subsystems.</text:p>
      <text:p text:style-name="P12"><text:span text:style-name="T4">Proposition : </text:span><text:span text:style-name="T3">Co-evolution of components</text:span><text:span text:style-name="T4">.</text:span></text:p>
      <text:p text:style-name="P11">Morphogenesis processes of a territorial system are an equivalent formulation of the existence <text:soft-page-break/>of co-evolutive subsystems.</text:p>
      <text:p text:style-name="P12"/>
      <text:p text:style-name="P12">Finally we make a key assumption putting real networks at the center of co-evolutive dynamics, introducing their necessity to explain dynamical processes of territorial systems.</text:p>
      <text:p text:style-name="P8"/>
      <text:p text:style-name="P12"><text:span text:style-name="T4">Proposition : </text:span><text:span text:style-name="T3">Necessity of Networks</text:span><text:span text:style-name="T4">.</text:span></text:p>
      <text:p text:style-name="P11">Network evolution can not be explained only by the dynamics of other territorial components and reciprocally, i.e. co-evolving territorial subsystems include real networks. They can thus be at the origin of regime changes (transition between stationarity regimes) or more dramatic bifurcations in dynamics of the whole territorial system.</text:p>
      <text:p text:style-name="P12"/>
      <text:p text:style-name="P12">On long time scale, an overall co-evolution has been shown for the french railway network by . At smaller scales it is less evident (debate on structural effects) but we postulate that co-evolution effects are present at any scale. Regional examples may illustrate that : Lyon has not the same dynamical relations with Clermont than with Saint-Etienne and network connectivity has necessarily a role in that (among intrinsic interaction dynamics and distance). At a smaller scale, we think that effects are even less observable, but precisely because of the fact that co-evolution is stronger and local bifurcations will occur with stronger amplitude and greater frequency than in macroscopic systems where attractors are more stable and stationarity scales greater. We will try to identify bifurcation or phase transitions in toy models, hybrid models and empirical analysis, at different scales, on different case studies and with different ontologies.</text:p>
      <text:p text:style-name="P12">One difficulty in our construction is the stationarity assumption. Even if it seems a reasonable assumptions on large scales and has already been observed in empirical data , we shall verify it in our empirical studies. Indeed, this question is at the center of current research efforts to apply deep learning techniques to geographical systems : has recently developed a framework to extract patterns of Complex Adaptive Systems<text:note text:id="ftn5" text:note-class="footnote"><text:note-citation>5</text:note-citation><text:note-body><text:p text:style-name="Footnote">Using a representation theorem , any discrete stationary process is a <text:span text:style-name="T2">Hidden</text:span><text:span text:style-name="T2"> </text:span><text:span text:style-name="T2">Markov</text:span><text:span text:style-name="T2"> </text:span><text:span text:style-name="T2">Model</text:span>. Given the definition of a causal state as $\Pb{future | A} = \Pb{future | B}$, the partition of system states induced by the corresponding equivalence relations allows to derive a <text:span text:style-name="T2">Recurrent</text:span><text:span text:style-name="T2"> </text:span><text:span text:style-name="T2">Network</text:span> that is enough to determine next state of the system, as it is a <text:span text:style-name="T2">deterministic</text:span> function of previous state and hidden states  : <draw:frame draw:style-name="fr1" draw:name="3" text:anchor-type="as-char" svg:width="4.179cm" svg:height="0.594cm" draw:z-index="2"><draw:object xlink:href="./Formula-2" xlink:type="simple" xlink:show="embed" xlink:actuate="onLoad"/><draw:image xlink:href="./ObjectReplacements/Formula-2" xlink:type="simple" xlink:show="embed" xlink:actuate="onLoad"/></draw:frame>. The estimation of Hidden States and of the Recurrent Function thus captures through deep learning entirely dynamical patterns of the system, i.e. full information on its dynamics and internal processes.</text:p></text:note-body></text:note>. The issues are then if the stationarity assumption be tackled through augmentation of system states, and if heterogeneous and asynchronous data be used to bootstrap long time-series necessary for a correct estimation of the neural network. These issue are related to the stationarity assumption for the first and to non-ergodicity for the second.</text:p>
      <text:p text:style-name="P12"/>
      <text:p text:style-name="P12"/>
      <text:p text:style-name="P12"><text:soft-page-break/></text:p>
      <text:p text:style-name="P12"/>
      <text:p text:style-name="P12"/>
      <text:h text:style-name="P3" text:outline-level="1">Exemplification : Unveiling the necessity of Networks by Modeling</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4" text:outline-level="2">References</text:h>
      <text:p text:style-name="P12"/>
      <text:p text:style-name="P12"><text:span text:style-name="T5">Bonnafous, A., &amp; Plassard, F. (1974). Les méthodologies usuelles de l'étude des effets structurants de l'offre de transport. </text:span><text:span text:style-name="T6">Revue économique</text:span><text:span text:style-name="T5">, 208-232.</text:span></text:p>
      <text:p text:style-name="P13"><text:span text:style-name="T5">Bonnafous, A., Plassard, F., &amp; Soum, D. (1974). La detection des effets structurants d'autoroute: Application à la Vallée du Rhône. </text:span><text:span text:style-name="T6">Revue économique</text:span><text:span text:style-name="T5">, 233-256.</text:span></text:p>
      <text:p text:style-name="P12"><text:span text:style-name="T5">Bretagnolle, A. (2009). </text:span><text:span text:style-name="T6">Villes et réseaux de transport: des interactions dans la longue durée (France, Europe, Etats-Unis)</text:span><text:span text:style-name="T5"> (Doctoral dissertation, Université Panthéon-Sorbonne-Paris I).</text:span></text:p>
      <text:p text:style-name="P12"><text:span text:style-name="T5">Crozet, Y., &amp; Dumont, F. (2011). Retour sur les effets économiques du TGV. Les effets structurants sont un mythe (interview). </text:span><text:span text:style-name="T6">Ville, Rail et Transports</text:span><text:span text:style-name="T5">, (525), 48-51.</text:span></text:p>
      <text:p text:style-name="P12"><text:span text:style-name="T5">Diderot, D., &amp; Roger, J. (1965). </text:span><text:span text:style-name="T6">Entretien entre d'Alembert et Diderot</text:span><text:span text:style-name="T5">. Garnier-Flammarion.</text:span></text:p>
      <text:p text:style-name="P12"><text:span text:style-name="T5">Ducruet, C., &amp; Beauguitte, L. (2014). Spatial science and network science: Review and outcomes of a complex relationship. </text:span><text:span text:style-name="T6">Networks and Spatial Economics</text:span><text:span text:style-name="T5">, </text:span><text:span text:style-name="T6">14</text:span><text:span text:style-name="T5">(3-4), 297-316.</text:span></text:p>
      <text:p text:style-name="P9"/>
      <text:p text:style-name="P12"><text:span text:style-name="T5">Dupuy, G. (1987, November). Vers une théorie territoriale des réseaux: une application au transport urbain. In </text:span><text:span text:style-name="T6">Annales de Géographie</text:span><text:span text:style-name="T7"> </text:span><text:span text:style-name="T5">(pp. 658-679). Armand Colin.</text:span></text:p>
      <text:p text:style-name="P13"><text:span text:style-name="T5">Duranton, G. (1999). Distance, land, and proximity: economic analysis and the evolution of cities. </text:span><text:span text:style-name="T6">Environment and Planning a</text:span><text:span text:style-name="T5">, </text:span><text:span text:style-name="T6">31</text:span><text:span text:style-name="T5">(12), 2169-2188.</text:span></text:p>
      <text:p text:style-name="P9">Giere, R. N. (2010). <text:span text:style-name="T1">Scientific perspectivism</text:span>. University of Chicago Press.</text:p>
      <text:p text:style-name="P9">Holland, J. H. (2012). <text:span text:style-name="T1">Signals and boundaries: Building blocks for complex adaptive systems</text:span>. Mit Press.</text:p>
      <text:p text:style-name="P9">L'Espace Géographique (2014). Les effets structurants des infrastructures de transport, L'Espace géographique 2014/1 (Tome 43), p. 51-67</text:p>
      <text:p text:style-name="P9">Offner, J. M. (1993). Les «effets structurants» du transport: mythe politique, mystification scientifique. <text:span text:style-name="T1">Espace géographique</text:span>, <text:span text:style-name="T1">22</text:span>(3), 233-242.</text:p>
      <text:p text:style-name="P9"/>
      <text:p text:style-name="P9">Offner, J. M., &amp; Pumain, D. (1996). Réseaux et territoires-significations croisées.</text:p>
      <text:p text:style-name="P12"/>
      <text:p text:style-name="P12"><text:span text:style-name="T5">Pumain, D. (2010). Une théorie géographique des villes. </text:span><text:span text:style-name="T6">Bulletin de la Société géographie de Liège</text:span><text:span text:style-name="T5">, (55), 5-15.</text:span></text:p>
      <text:p text:style-name="P9"/>
      <text:p text:style-name="P14">Raffestin, C. (1988). Repères pour une théorie de la territorialité humaine.</text:p>
      <text:p text:style-name="P15"/>
      <text:p text:style-name="P12"/>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5-18T21:47:13</dc:date>
    <dc:creator>Juste Raimbault</dc:creator>
    <meta:editing-duration>PT1H12M28S</meta:editing-duration>
    <meta:editing-cycles>29</meta:editing-cycles>
    <meta:generator>OpenOffice/4.1.1$Unix OpenOffice.org_project/411m6$Build-9775</meta:generator>
    <meta:document-statistic meta:table-count="0" meta:image-count="0" meta:object-count="3" meta:page-count="17" meta:paragraph-count="94" meta:word-count="7172" meta:character-count="48177"/>
  </office:meta>
</office:document-meta>
</file>

<file path=Formula-0/content.xml><?xml version="1.0" encoding="utf-8"?>
<math xmlns="http://www.w3.org/1998/Math/MathML">
  <semantics>
    <mrow>
      <mo stretchy="false">(</mo>
      <msub>
        <mi>τ</mi>
        <mi>i</mi>
      </msub>
      <mi>,</mi>
      <msub>
        <mi>x</mi>
        <mi>i</mi>
      </msub>
      <mo stretchy="false">)</mo>
    </mrow>
    <annotation encoding="StarMath 5.0"> \(  τ_i , x_i  \)</annotation>
  </semantics>
</math>
</file>

<file path=Formula-1/content.xml><?xml version="1.0" encoding="utf-8"?>
<math xmlns="http://www.w3.org/1998/Math/MathML">
  <semantics>
    <mrow>
      <mrow>
        <mi>X</mi>
        <mo stretchy="false">=</mo>
        <mo stretchy="false">(</mo>
      </mrow>
      <msub>
        <mi>X</mi>
        <mi>j</mi>
      </msub>
      <mo stretchy="false">)</mo>
    </mrow>
    <annotation encoding="StarMath 5.0">X =  \(  X_j  \)</annotation>
  </semantics>
</math>
</file>

<file path=Formula-2/content.xml><?xml version="1.0" encoding="utf-8"?>
<math xmlns="http://www.w3.org/1998/Math/MathML">
  <semantics>
    <mrow>
      <mo stretchy="false">(</mo>
      <msub>
        <mi>x</mi>
        <mrow>
          <mrow>
            <mi>t</mi>
            <mo stretchy="false">+</mo>
            <mn>1</mn>
          </mrow>
        </mrow>
      </msub>
      <mi>,</mi>
      <msub>
        <mi>s</mi>
        <mrow>
          <mrow>
            <mi>t</mi>
            <mo stretchy="false">+</mo>
            <mn>1</mn>
          </mrow>
        </mrow>
      </msub>
      <mrow>
        <mo stretchy="false">)</mo>
        <mo stretchy="false">=</mo>
        <mi>F</mi>
      </mrow>
      <mfenced open="[" close="]">
        <mrow>
          <mrow>
            <mo stretchy="false">(</mo>
            <msub>
              <mi>x</mi>
              <mi>t</mi>
            </msub>
            <mi>,</mi>
            <msub>
              <mi>s</mi>
              <mi>t</mi>
            </msub>
            <mo stretchy="false">)</mo>
          </mrow>
        </mrow>
      </mfenced>
    </mrow>
    <annotation encoding="StarMath 5.0"> \(  x_{t + 1} , s_{t + 1}  \)  = F left [ { \(  x_t , s_t  \)} right ]</annotation>
  </semantics>
</math>
</file>